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45a7"/>
    </style:style>
    <style:style style:name="P2" style:family="paragraph" style:parent-style-name="Standard">
      <style:text-properties officeooo:rsid="000545a7" officeooo:paragraph-rsid="000545a7"/>
    </style:style>
    <style:style style:name="P3" style:family="paragraph" style:parent-style-name="Standard">
      <style:text-properties officeooo:rsid="0007e336" officeooo:paragraph-rsid="0007e336"/>
    </style:style>
    <style:style style:name="P4" style:family="paragraph" style:parent-style-name="Standard">
      <style:text-properties fo:font-style="normal" officeooo:rsid="000545a7" officeooo:paragraph-rsid="000545a7" style:font-style-asian="normal" style:font-style-complex="normal"/>
    </style:style>
    <style:style style:name="P5" style:family="paragraph" style:parent-style-name="Standard">
      <style:text-properties fo:font-style="normal" officeooo:rsid="00065f03" officeooo:paragraph-rsid="00065f03" style:font-style-asian="normal" style:font-style-complex="normal"/>
    </style:style>
    <style:style style:name="P6" style:family="paragraph" style:parent-style-name="Standard">
      <style:text-properties fo:font-style="normal" officeooo:rsid="0007e336" officeooo:paragraph-rsid="0007e336" style:font-style-asian="normal" style:font-style-complex="normal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 style:list-style-name="L1">
      <style:text-properties officeooo:rsid="000545a7" officeooo:paragraph-rsid="000545a7"/>
    </style:style>
    <style:style style:name="P9" style:family="paragraph" style:parent-style-name="Standard" style:list-style-name="L1">
      <style:text-properties fo:font-style="normal" officeooo:rsid="0005cb50" officeooo:paragraph-rsid="0005cb50" style:font-style-asian="normal" style:font-style-complex="normal"/>
    </style:style>
    <style:style style:name="P10" style:family="paragraph" style:parent-style-name="Standard">
      <style:text-properties fo:font-style="normal" officeooo:rsid="0005cb50" officeooo:paragraph-rsid="0005cb50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65f03" officeooo:paragraph-rsid="00065f03" style:font-style-asian="normal" style:font-style-complex="normal"/>
    </style:style>
    <style:style style:name="P12" style:family="paragraph" style:parent-style-name="Standard">
      <style:text-properties fo:font-style="normal" officeooo:rsid="00065f03" officeooo:paragraph-rsid="00065f03" style:font-style-asian="normal" style:font-style-complex="normal"/>
    </style:style>
    <style:style style:name="P13" style:family="paragraph" style:parent-style-name="Standard">
      <style:text-properties officeooo:paragraph-rsid="000545a7"/>
    </style:style>
    <style:style style:name="P14" style:family="paragraph" style:parent-style-name="Standard">
      <style:text-properties officeooo:rsid="000ce9cd" officeooo:paragraph-rsid="000ce9c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45a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5cb50" style:font-style-asian="normal" style:font-style-complex="normal"/>
    </style:style>
    <style:style style:name="T5" style:family="text">
      <style:text-properties fo:font-style="normal" officeooo:rsid="00065f03" style:font-style-asian="normal" style:font-style-complex="normal"/>
    </style:style>
    <style:style style:name="T6" style:family="text">
      <style:text-properties fo:font-style="normal" officeooo:rsid="000b20eb" style:font-style-asian="normal" style:font-style-complex="normal"/>
    </style:style>
    <style:style style:name="T7" style:family="text">
      <style:text-properties officeooo:rsid="0009befd"/>
    </style:style>
    <style:style style:name="T8" style:family="text">
      <style:text-properties officeooo:rsid="000b4d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 461</text:p>
      <text:p text:style-name="P1">Program <text:span text:style-name="T2">3 – logic programming </text:span></text:p>
      <text:p text:style-name="P3">Due <text:span text:style-name="T7">Friday, March 24 (Friday before spring break)</text:span>. </text:p>
      <text:p text:style-name="P1"/>
      <text:p text:style-name="P14">This problem is taken directly from Russel &amp; Norvig, itself being a reworking of an earlier puzzle. </text:p>
      <text:p text:style-name="P14"/>
      <text:p text:style-name="P2">In this project, we will use logic programming to solve a particular puzzle. The Prolog language is designed for this (its name is based on PROgramming LOGic). <text:span text:style-name="T1">Programs must be written in Prolog to receive credit.</text:span><text:span text:style-name="T3"> Prolog is installed on Flarsheim lab computers and available as a free download for </text:span><text:span text:style-name="T6">all major operating systems</text:span><text:span text:style-name="T3">. See </text:span><text:a xlink:type="simple" xlink:href="http://www.swi-prolog.org/versions.txt" text:style-name="Internet_20_link" text:visited-style-name="Visited_20_Internet_20_Link"><text:span text:style-name="T3">http://www.swi-prolog.org/versions.txt</text:span></text:a><text:span text:style-name="T3"> for more details. </text:span></text:p>
      <text:p text:style-name="P4"/>
      <text:p text:style-name="P4">We are given a series of facts. Translate these into first-order logic, and from there into a Prolog knowledge base. “Each X has a distinct Y” means that each X has exactly one Y and no two X’s have the same Y. <text:s/></text:p>
      <text:p text:style-name="P4"/>
      <text:list xml:id="list5726605595148949197" text:style-name="L1">
        <text:list-item>
          <text:p text:style-name="P8"><text:span text:style-name="T3">There are 5 houses, numbered consecutively </text:span><text:span text:style-name="T5">from left to right</text:span><text:span text:style-name="T3">. Valid numbers are 1, 2, 3, 4, 5. </text:span></text:p>
        </text:list-item>
        <text:list-item>
          <text:p text:style-name="P8"><text:span text:style-name="T3">Each house has a distinct color. Valid colors are: </text:span><text:span text:style-name="T4">red, white, yellow, blue, green.</text:span></text:p>
        </text:list-item>
        <text:list-item>
          <text:p text:style-name="P9">Each house’s resident has a distinct nationality. Nationalities are: English, Spanish, <text:s/>Norwegian, Ukrainian, Japanese. </text:p>
        </text:list-item>
        <text:list-item>
          <text:p text:style-name="P9">Each resident prefers a distinct beverage. Beverages are: juice, tea, coffee, milk, water. </text:p>
        </text:list-item>
        <text:list-item>
          <text:p text:style-name="P9">Each resident prefers a distinct candy. Candies are: Hershey bars, Kit Kats, Smarties, Snickers, Milky Way. </text:p>
        </text:list-item>
        <text:list-item>
          <text:p text:style-name="P9">Each resident has a distinct pet. Pets are: dog, fox, snails, horse, zebra. </text:p>
        </text:list-item>
      </text:list>
      <text:p text:style-name="P10"/>
      <text:list xml:id="list214848035423115" text:continue-numbering="true" text:style-name="L1">
        <text:list-item>
          <text:p text:style-name="P11">The Englishman lives in the red house. </text:p>
        </text:list-item>
        <text:list-item>
          <text:p text:style-name="P11">The Spaniard owns the dog. </text:p>
        </text:list-item>
        <text:list-item>
          <text:p text:style-name="P11">The Norwegian lives in the first (leftmost) house. </text:p>
        </text:list-item>
        <text:list-item>
          <text:p text:style-name="P11">The Smarties eater owns snails. </text:p>
        </text:list-item>
        <text:list-item>
          <text:p text:style-name="P11">The green house is immediately to the right of the white house. </text:p>
        </text:list-item>
        <text:list-item>
          <text:p text:style-name="P11">The Hershey bar eater lives next to the man with the fox. </text:p>
        </text:list-item>
        <text:list-item>
          <text:p text:style-name="P11">Kit Kats are eaten in the yellow house. </text:p>
        </text:list-item>
        <text:list-item>
          <text:p text:style-name="P11">The Norwegian lives next to the blue house. </text:p>
        </text:list-item>
        <text:list-item>
          <text:p text:style-name="P11">The Snickers eater drinks juice. </text:p>
        </text:list-item>
        <text:list-item>
          <text:p text:style-name="P11">The Japanese resident eats Milky Ways. </text:p>
        </text:list-item>
        <text:list-item>
          <text:p text:style-name="P11">The Ukrainian drinks tea. </text:p>
        </text:list-item>
        <text:list-item>
          <text:p text:style-name="P11">Kit Kats are eaten in a house next to the house where the horse is kept. </text:p>
        </text:list-item>
        <text:list-item>
          <text:p text:style-name="P11">Coffee is drunk in the green house. </text:p>
        </text:list-item>
        <text:list-item>
          <text:p text:style-name="P11">Milk is drunk in the middle house. </text:p>
        </text:list-item>
      </text:list>
      <text:p text:style-name="P5"/>
      <text:p text:style-name="P5">Using this knowledge base, your program must answer: Where does the zebra live, and in which house do they drink water? </text:p>
      <text:p text:style-name="P5"/>
      <text:p text:style-name="P5">Your program should list what is definitely known (number, color, nationality, beverage, pet, candy) for each house. <text:s/><text:span text:style-name="T8">(Hint: If the problem has a solution, then every property can be identified about every residence.) </text:span></text:p>
      <text:p text:style-name="P5"/>
      <text:p text:style-name="P6">Submit your knowledge base and a transcript of your Prolog console session. 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hareb</meta:initial-creator>
    <meta:creation-date>2017-02-05T22:53:00Z</meta:creation-date>
    <dc:date>2017-10-27T21:48:46.496000000</dc:date>
    <meta:editing-cycles>9</meta:editing-cycles>
    <meta:editing-duration>PT21H28M48S</meta:editing-duration>
    <meta:document-statistic meta:table-count="0" meta:image-count="0" meta:object-count="0" meta:page-count="2" meta:paragraph-count="29" meta:word-count="416" meta:character-count="2392" meta:non-whitespace-character-count="1994"/>
    <meta:template xlink:type="simple" xlink:actuate="onRequest" xlink:title="" xlink:href="../Genetic8Queens.odt/Normal"/>
  </office:meta>
</office:document-meta>
</file>